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DB3000009B093764B7DD46A766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dfb68" officeooo:paragraph-rsid="000dfb6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9.4252in" svg:height="6.6646in" draw:z-index="0"><draw:image xlink:href="Pictures/1000020100000DB3000009B093764B7DD46A766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8:19:06.976122858</meta:creation-date>
    <dc:date>2019-10-20T18:59:03.154207040</dc:date>
    <meta:editing-duration>PT19M35S</meta:editing-duration>
    <meta:editing-cycles>1</meta:editing-cycles>
    <meta:generator>LibreOffice/6.2.7.1$Linux_X86_64 LibreOffice_project/20$Build-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